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0.866in" style:rel-column-width="8191*"/>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H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0.866in" style:rel-column-width="8191*"/>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bold" officeooo:rsid="00024706" officeooo:paragraph-rsid="002993b5" style:font-weight-asian="bold" style:font-weight-complex="bold"/>
    </style:style>
    <style:style style:name="P2" style:family="paragraph" style:parent-style-name="Standard">
      <style:text-properties officeooo:rsid="00024706" officeooo:paragraph-rsid="002993b5"/>
    </style:style>
    <style:style style:name="P3" style:family="paragraph" style:parent-style-name="Standard">
      <style:text-properties officeooo:rsid="00115ef6" officeooo:paragraph-rsid="002993b5"/>
    </style:style>
    <style:style style:name="P4" style:family="paragraph" style:parent-style-name="Standard">
      <style:text-properties fo:font-size="15pt" fo:font-weight="bold" officeooo:rsid="00024706" officeooo:paragraph-rsid="002993b5" style:font-size-asian="15pt" style:font-weight-asian="bold" style:font-size-complex="15pt" style:font-weight-complex="bold"/>
    </style:style>
    <style:style style:name="P5" style:family="paragraph" style:parent-style-name="Standard">
      <style:text-properties fo:font-size="15pt" fo:font-weight="bold" officeooo:rsid="004bcc1d" officeooo:paragraph-rsid="007b4fc7" style:font-size-asian="15pt" style:font-weight-asian="bold" style:font-size-complex="15pt" style:font-weight-complex="bold"/>
    </style:style>
    <style:style style:name="P6" style:family="paragraph" style:parent-style-name="Standard">
      <style:text-properties officeooo:rsid="007b4fc7" officeooo:paragraph-rsid="007b4fc7"/>
    </style:style>
    <style:style style:name="P7" style:family="paragraph" style:parent-style-name="Table_20_Contents">
      <style:text-properties officeooo:rsid="009f6b75" officeooo:paragraph-rsid="009f6b75"/>
    </style:style>
    <style:style style:name="P8" style:family="paragraph" style:parent-style-name="Table_20_Contents">
      <style:text-properties officeooo:rsid="009f6b75" officeooo:paragraph-rsid="00a113d2"/>
    </style:style>
    <style:style style:name="P9" style:family="paragraph" style:parent-style-name="Table_20_Contents">
      <style:text-properties officeooo:rsid="009f72b7" officeooo:paragraph-rsid="009f72b7"/>
    </style:style>
    <style:style style:name="P10" style:family="paragraph" style:parent-style-name="Table_20_Contents">
      <style:text-properties officeooo:rsid="009f72b7" officeooo:paragraph-rsid="00a113d2"/>
    </style:style>
    <style:style style:name="P11" style:family="paragraph" style:parent-style-name="Table_20_Contents">
      <style:text-properties officeooo:paragraph-rsid="00a113d2"/>
    </style:style>
    <style:style style:name="P12" style:family="paragraph" style:parent-style-name="Table_20_Contents">
      <style:text-properties officeooo:rsid="00a113d2" officeooo:paragraph-rsid="00a113d2"/>
    </style:style>
    <style:style style:name="P13" style:family="paragraph" style:parent-style-name="Standard">
      <style:paragraph-properties fo:text-align="center" style:justify-single-word="false"/>
      <style:text-properties fo:font-weight="bold" officeooo:rsid="009b3144" officeooo:paragraph-rsid="009b3144" style:font-weight-asian="bold" style:font-weight-complex="bold"/>
    </style:style>
    <style:style style:name="P14" style:family="paragraph" style:parent-style-name="Standard" style:list-style-name="L7">
      <style:text-properties fo:font-weight="bold" officeooo:rsid="009d16d2" officeooo:paragraph-rsid="009d16d2" style:font-weight-asian="bold" style:font-weight-complex="bold"/>
    </style:style>
    <style:style style:name="P15" style:family="paragraph" style:parent-style-name="Standard">
      <style:text-properties fo:font-weight="bold" officeooo:rsid="009d16d2" officeooo:paragraph-rsid="009d5d0e" style:font-weight-asian="bold" style:font-weight-complex="bold"/>
    </style:style>
    <style:style style:name="P16" style:family="paragraph" style:parent-style-name="Standard">
      <style:text-properties fo:font-weight="bold" officeooo:rsid="009d16d2" officeooo:paragraph-rsid="009ed9c1" style:font-weight-asian="bold" style:font-weight-complex="bold"/>
    </style:style>
    <style:style style:name="P17" style:family="paragraph" style:parent-style-name="Standard">
      <style:text-properties fo:font-weight="bold" officeooo:rsid="009d16d2" officeooo:paragraph-rsid="00a113d2" style:font-weight-asian="bold" style:font-weight-complex="bold"/>
    </style:style>
    <style:style style:name="P18" style:family="paragraph" style:parent-style-name="Standard">
      <style:text-properties fo:font-weight="bold" officeooo:rsid="009d5d0e" officeooo:paragraph-rsid="009d5d0e" style:font-weight-asian="bold" style:font-weight-complex="bold"/>
    </style:style>
    <style:style style:name="P19" style:family="paragraph" style:parent-style-name="Standard">
      <style:text-properties officeooo:rsid="002a2284" officeooo:paragraph-rsid="007b4fc7"/>
    </style:style>
    <style:style style:name="P20" style:family="paragraph" style:parent-style-name="Standard">
      <style:text-properties officeooo:rsid="002a2284" officeooo:paragraph-rsid="009b3144"/>
    </style:style>
    <style:style style:name="P21" style:family="paragraph" style:parent-style-name="Standard">
      <style:text-properties fo:font-size="15pt" fo:font-weight="bold" officeooo:rsid="009b3144" officeooo:paragraph-rsid="009b3144" style:font-size-asian="15pt" style:font-weight-asian="bold" style:font-size-complex="15pt" style:font-weight-complex="bold"/>
    </style:style>
    <style:style style:name="P22" style:family="paragraph" style:parent-style-name="Standard">
      <style:text-properties fo:font-size="15pt" fo:font-weight="bold" officeooo:rsid="009bb97b" officeooo:paragraph-rsid="009bb97b" style:font-size-asian="15pt" style:font-weight-asian="bold" style:font-size-complex="15pt" style:font-weight-complex="bold"/>
    </style:style>
    <style:style style:name="P23" style:family="paragraph" style:parent-style-name="Standard">
      <style:text-properties fo:font-size="15pt" fo:font-weight="bold" officeooo:rsid="009d16d2" officeooo:paragraph-rsid="009d16d2" style:font-size-asian="15pt" style:font-weight-asian="bold" style:font-size-complex="15pt" style:font-weight-complex="bold"/>
    </style:style>
    <style:style style:name="P24" style:family="paragraph" style:parent-style-name="Standard">
      <style:text-properties fo:font-size="15pt" fo:font-weight="bold" officeooo:rsid="009d16d2" officeooo:paragraph-rsid="009ed9c1" style:font-size-asian="15pt" style:font-weight-asian="bold" style:font-size-complex="15pt" style:font-weight-complex="bold"/>
    </style:style>
    <style:style style:name="P25" style:family="paragraph" style:parent-style-name="Standard">
      <style:text-properties officeooo:rsid="009b3144" officeooo:paragraph-rsid="009b3144"/>
    </style:style>
    <style:style style:name="P26" style:family="paragraph" style:parent-style-name="Standard" style:list-style-name="L2">
      <style:text-properties officeooo:rsid="009b3144" officeooo:paragraph-rsid="009b3144"/>
    </style:style>
    <style:style style:name="P27" style:family="paragraph" style:parent-style-name="Standard">
      <style:text-properties officeooo:rsid="009b3144" officeooo:paragraph-rsid="009bb97b"/>
    </style:style>
    <style:style style:name="P28" style:family="paragraph" style:parent-style-name="Standard">
      <style:text-properties officeooo:rsid="009bb97b" officeooo:paragraph-rsid="009bb97b"/>
    </style:style>
    <style:style style:name="P29" style:family="paragraph" style:parent-style-name="Standard" style:list-style-name="L3">
      <style:text-properties officeooo:paragraph-rsid="009cd512"/>
    </style:style>
    <style:style style:name="P30" style:family="paragraph" style:parent-style-name="Standard">
      <style:text-properties officeooo:rsid="009cd512" officeooo:paragraph-rsid="009cd512"/>
    </style:style>
    <style:style style:name="P31" style:family="paragraph" style:parent-style-name="Standard" style:list-style-name="L4">
      <style:text-properties officeooo:rsid="009cd512" officeooo:paragraph-rsid="009cd512"/>
    </style:style>
    <style:style style:name="P32" style:family="paragraph" style:parent-style-name="Standard" style:list-style-name="L5">
      <style:paragraph-properties fo:text-align="start" style:justify-single-word="false"/>
      <style:text-properties officeooo:rsid="009cd512" officeooo:paragraph-rsid="009cd512"/>
    </style:style>
    <style:style style:name="P33" style:family="paragraph" style:parent-style-name="Standard" style:list-style-name="L5">
      <style:paragraph-properties fo:text-align="start" style:justify-single-word="false"/>
      <style:text-properties officeooo:rsid="009cd512" officeooo:paragraph-rsid="009d16d2"/>
    </style:style>
    <style:style style:name="P34" style:family="paragraph" style:parent-style-name="Standard" style:list-style-name="L3">
      <style:text-properties officeooo:rsid="009cd512" officeooo:paragraph-rsid="009d16d2"/>
    </style:style>
    <style:style style:name="P35" style:family="paragraph" style:parent-style-name="Standard" style:list-style-name="L5">
      <style:paragraph-properties fo:text-align="start" style:justify-single-word="false"/>
      <style:text-properties officeooo:rsid="009d16d2" officeooo:paragraph-rsid="009d16d2"/>
    </style:style>
    <style:style style:name="P36" style:family="paragraph" style:parent-style-name="Standard">
      <style:text-properties officeooo:rsid="009d16d2" officeooo:paragraph-rsid="009d16d2"/>
    </style:style>
    <style:style style:name="P37" style:family="paragraph" style:parent-style-name="Standard" style:list-style-name="L6">
      <style:text-properties officeooo:rsid="009d16d2" officeooo:paragraph-rsid="009d16d2"/>
    </style:style>
    <style:style style:name="P38" style:family="paragraph" style:parent-style-name="Standard" style:list-style-name="L3">
      <style:text-properties officeooo:rsid="009d16d2" officeooo:paragraph-rsid="009d16d2"/>
    </style:style>
    <style:style style:name="P39" style:family="paragraph" style:parent-style-name="Standard">
      <style:text-properties officeooo:rsid="009ed9c1" officeooo:paragraph-rsid="009ed9c1"/>
    </style:style>
    <style:style style:name="P40" style:family="paragraph" style:parent-style-name="Standard">
      <style:text-properties fo:font-weight="normal" officeooo:rsid="009d16d2" officeooo:paragraph-rsid="00a113d2" style:font-weight-asian="normal" style:font-weight-complex="normal"/>
    </style:style>
    <style:style style:name="P41" style:family="paragraph" style:parent-style-name="Standard">
      <style:text-properties fo:font-weight="normal" officeooo:rsid="009d16d2" officeooo:paragraph-rsid="00a4eba8" style:font-weight-asian="normal" style:font-weight-complex="normal"/>
    </style:style>
    <style:style style:name="P42" style:family="paragraph" style:parent-style-name="Standard">
      <style:text-properties fo:font-weight="normal" officeooo:rsid="00a2d695" officeooo:paragraph-rsid="00a2d695" style:font-weight-asian="normal" style:font-weight-complex="normal"/>
    </style:style>
    <style:style style:name="P43" style:family="paragraph" style:parent-style-name="Standard">
      <style:text-properties fo:font-weight="normal" officeooo:rsid="00a2d695" officeooo:paragraph-rsid="00a4eba8" style:font-weight-asian="normal" style:font-weight-complex="normal"/>
    </style:style>
    <style:style style:name="P44" style:family="paragraph" style:parent-style-name="Standard">
      <style:text-properties fo:font-weight="normal" officeooo:rsid="00a35ba5" officeooo:paragraph-rsid="00a35ba5" style:font-weight-asian="normal" style:font-weight-complex="normal"/>
    </style:style>
    <style:style style:name="P45" style:family="paragraph" style:parent-style-name="Standard">
      <style:text-properties fo:font-weight="normal" officeooo:rsid="00a35ba5" officeooo:paragraph-rsid="00a4eba8" style:font-weight-asian="normal" style:font-weight-complex="normal"/>
    </style:style>
    <style:style style:name="P46" style:family="paragraph" style:parent-style-name="Standard">
      <style:text-properties fo:font-weight="normal" officeooo:rsid="00a35ba5" officeooo:paragraph-rsid="00a69066" style:font-weight-asian="normal" style:font-weight-complex="normal"/>
    </style:style>
    <style:style style:name="P47" style:family="paragraph" style:parent-style-name="Standard">
      <style:text-properties fo:font-weight="normal" officeooo:rsid="00a35ba5" officeooo:paragraph-rsid="00a90573" style:font-weight-asian="normal" style:font-weight-complex="normal"/>
    </style:style>
    <style:style style:name="P48" style:family="paragraph" style:parent-style-name="Standard">
      <style:text-properties fo:font-weight="normal" officeooo:rsid="00a69066" officeooo:paragraph-rsid="00a69066" style:font-weight-asian="normal" style:font-weight-complex="normal"/>
    </style:style>
    <style:style style:name="P49" style:family="paragraph" style:parent-style-name="Standard" style:list-style-name="L9">
      <style:text-properties fo:font-weight="normal" officeooo:rsid="00a69066" officeooo:paragraph-rsid="00a6dc48" style:font-weight-asian="normal" style:font-weight-complex="normal"/>
    </style:style>
    <style:style style:name="P50" style:family="paragraph" style:parent-style-name="Standard">
      <style:text-properties fo:font-weight="normal" officeooo:rsid="00a69edf" officeooo:paragraph-rsid="00a69edf" style:font-weight-asian="normal" style:font-weight-complex="normal"/>
    </style:style>
    <style:style style:name="P51" style:family="paragraph" style:parent-style-name="Standard">
      <style:text-properties fo:font-weight="normal" officeooo:rsid="00a6dc48" officeooo:paragraph-rsid="00a6dc48" style:font-weight-asian="normal" style:font-weight-complex="normal"/>
    </style:style>
    <style:style style:name="P52" style:family="paragraph" style:parent-style-name="Standard" style:list-style-name="L9">
      <style:text-properties fo:font-weight="normal" officeooo:rsid="00a6dc48" officeooo:paragraph-rsid="00a6dc48" style:font-weight-asian="normal" style:font-weight-complex="normal"/>
    </style:style>
    <style:style style:name="P53" style:family="paragraph" style:parent-style-name="Standard">
      <style:text-properties fo:font-weight="normal" officeooo:rsid="00a72171" officeooo:paragraph-rsid="00a72171" style:font-weight-asian="normal" style:font-weight-complex="normal"/>
    </style:style>
    <style:style style:name="P54" style:family="paragraph" style:parent-style-name="Standard" style:list-style-name="L8">
      <style:text-properties officeooo:paragraph-rsid="00a35ba5"/>
    </style:style>
    <style:style style:name="P55" style:family="paragraph" style:parent-style-name="Standard" style:list-style-name="L8">
      <style:text-properties officeooo:paragraph-rsid="00a69edf"/>
    </style:style>
    <style:style style:name="P56" style:family="paragraph" style:parent-style-name="Standard" style:list-style-name="L8">
      <style:text-properties officeooo:rsid="00a35ba5" officeooo:paragraph-rsid="00a35ba5"/>
    </style:style>
    <style:style style:name="P57" style:family="paragraph" style:parent-style-name="Standard">
      <style:text-properties officeooo:rsid="00a35ba5" officeooo:paragraph-rsid="00a7b200"/>
    </style:style>
    <style:style style:name="T1" style:family="text">
      <style:text-properties officeooo:rsid="002993b5"/>
    </style:style>
    <style:style style:name="T2" style:family="text">
      <style:text-properties fo:color="#000000" style:font-name="Menlo" fo:font-size="9pt"/>
    </style:style>
    <style:style style:name="T3" style:family="text">
      <style:text-properties officeooo:rsid="007b4fc7"/>
    </style:style>
    <style:style style:name="T4" style:family="text">
      <style:text-properties officeooo:rsid="009b3144"/>
    </style:style>
    <style:style style:name="T5" style:family="text">
      <style:text-properties officeooo:rsid="009bb97b"/>
    </style:style>
    <style:style style:name="T6" style:family="text">
      <style:text-properties officeooo:rsid="009d16d2"/>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9d5d0e" style:font-weight-asian="normal" style:font-weight-complex="normal"/>
    </style:style>
    <style:style style:name="T10" style:family="text">
      <style:text-properties fo:font-weight="normal" officeooo:rsid="009d16d2" style:font-weight-asian="normal" style:font-weight-complex="normal"/>
    </style:style>
    <style:style style:name="T11" style:family="text">
      <style:text-properties fo:font-weight="normal" officeooo:rsid="009ed9c1" style:font-weight-asian="normal" style:font-weight-complex="normal"/>
    </style:style>
    <style:style style:name="T12" style:family="text">
      <style:text-properties fo:font-weight="normal" officeooo:rsid="00a35ba5" style:font-weight-asian="normal" style:font-weight-complex="normal"/>
    </style:style>
    <style:style style:name="T13" style:family="text">
      <style:text-properties fo:font-weight="normal" officeooo:rsid="00a69edf" style:font-weight-asian="normal" style:font-weight-complex="normal"/>
    </style:style>
    <style:style style:name="T14" style:family="text">
      <style:text-properties fo:font-weight="normal" officeooo:rsid="00a7b200" style:font-weight-asian="normal" style:font-weight-complex="normal"/>
    </style:style>
    <style:style style:name="T15" style:family="text">
      <style:text-properties officeooo:rsid="009d5d0e"/>
    </style:style>
    <style:style style:name="T16" style:family="text">
      <style:text-properties officeooo:rsid="009ed9c1"/>
    </style:style>
    <style:style style:name="T17" style:family="text">
      <style:text-properties officeooo:rsid="00a113d2"/>
    </style:style>
    <style:style style:name="T18" style:family="text">
      <style:text-properties officeooo:rsid="00a16eb9"/>
    </style:style>
    <style:style style:name="T19" style:family="text">
      <style:text-properties officeooo:rsid="00a2d695"/>
    </style:style>
    <style:style style:name="T20" style:family="text">
      <style:text-properties officeooo:rsid="00a35ba5"/>
    </style:style>
    <style:style style:name="T21" style:family="text">
      <style:text-properties officeooo:rsid="00a4eba8"/>
    </style:style>
    <style:style style:name="T22" style:family="text">
      <style:text-properties officeooo:rsid="00a69066"/>
    </style:style>
    <style:style style:name="T23" style:family="text">
      <style:text-properties officeooo:rsid="00a69edf"/>
    </style:style>
    <style:style style:name="T24" style:family="text">
      <style:text-properties officeooo:rsid="00a6dc48"/>
    </style:style>
    <style:style style:name="T25" style:family="text">
      <style:text-properties officeooo:rsid="00a9057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text:span text:style-name="T1">SPECIFICATION</text:span></text:p>
      <text:p text:style-name="P13">CONSTANTS</text:p>
      <text:p text:style-name="P1"/>
      <text:p text:style-name="P3">Level: <text:span text:style-name="T3">3</text:span></text:p>
      <text:p text:style-name="P2">Version: 0.1 (under initial construction)</text:p>
      <text:p text:style-name="P2"/>
      <text:p text:style-name="P4">OVERVIEW</text:p>
      <text:p text:style-name="P6">This document explains <text:span text:style-name="T4">the concept of 'constants' in Vizop, and covers details of how constants are implemented.</text:span></text:p>
      <text:p text:style-name="P19"/>
      <text:p text:style-name="P5"/>
      <text:p text:style-name="P21">CONCEPT OF CONSTANTS</text:p>
      <text:p text:style-name="P25">Constants are numerical values fixed by the user. Other values can then be set to refer to this value. The purpose of constants is to allow the user to set 'reference values' one time, enhancing consistency across the project. For example, the probability of ignition of a light hydrocarbon leak can be defined as a constant with a value of 0.1. </text:p>
      <text:p text:style-name="P25"/>
      <text:p text:style-name="P30">Constants have the following attributes, all assigned by the user and all initially undefined:</text:p>
      <text:list xml:id="list2691516778" text:style-name="L5">
        <text:list-item>
          <text:p text:style-name="P32">A human-readable name, which must be unique across the project</text:p>
        </text:list-item>
        <text:list-item>
          <text:p text:style-name="P32">A unit kind (e.g. Frequency) indicating what kind of quantity the constant is. <text:span text:style-name="T6">Once initially set, the kind cannot be subsequently changed (as there is no reasonable reason why the user would ever wish to do so)</text:span></text:p>
        </text:list-item>
        <text:list-item>
          <text:p text:style-name="P33">A numerical value</text:p>
        </text:list-item>
        <text:list-item>
          <text:p text:style-name="P35">A unit</text:p>
        </text:list-item>
      </text:list>
      <text:p text:style-name="P25"/>
      <text:p text:style-name="P25">For the first release, constants can only be assigned a numerical value and appropriate unit (e.g. 0.1 in probability units). In later versions, we may allow constants to take:</text:p>
      <text:list xml:id="list2613148780" text:style-name="L2">
        <text:list-item>
          <text:p text:style-name="P26">a category value, e.g. 'severe' category</text:p>
        </text:list-item>
        <text:list-item>
          <text:p text:style-name="P26">a string value (or we may use a different structure of 'library texts' instead)</text:p>
        </text:list-item>
        <text:list-item>
          <text:p text:style-name="P26">a calculated value, based on other constants; e.g. 0.5 x the value of another constant.</text:p>
        </text:list-item>
      </text:list>
      <text:p text:style-name="P25"/>
      <text:p text:style-name="P25">Constants are stored with the project. In future, we may allow the user to define a 'constant library' for consistency across projects.</text:p>
      <text:p text:style-name="P25"/>
      <text:p text:style-name="P28">The user can assign this constant to any numerical value (for which the user is allowed to control the value directly; for example, the user can control initiating event frequencies in a Fault Tree, but cannot control the output value of a logic gate in a Fault Tree). The 'kind' of the numerical value then becomes 'Constant', and the value and unit are always equal to the value and unit assigned to the constant.</text:p>
      <text:p text:style-name="P28"/>
      <text:p text:style-name="P30">The user can connect a constant to a value only if:</text:p>
      <text:list xml:id="list2409799974" text:style-name="L4">
        <text:list-item>
          <text:p text:style-name="P31">the constant's value is defined, and</text:p>
        </text:list-item>
        <text:list-item>
          <text:p text:style-name="P31">the constant's unit is defined, and</text:p>
        </text:list-item>
        <text:list-item>
          <text:p text:style-name="P31">the constant's unit kind is the same as the value's (e.g. for initiating event frequencies, the unit kind must be a frequency).</text:p>
        </text:list-item>
      </text:list>
      <text:p text:style-name="P28"/>
      <text:p text:style-name="P22">CONTINGENCIES</text:p>
      <text:list xml:id="list2285940479" text:style-name="L3">
        <text:list-item>
          <text:p text:style-name="P29"><text:span text:style-name="T5">If the user deletes a constant, or the constant is unavailable (e.g. because the user edited the project file and broke it), or the constant's unit kind doesn't match that of any values connected </text:span><text:soft-page-break/><text:span text:style-name="T5">to it, any numerical value connected to that constant will still retain its 'kind' as constant, but will show an undefined value. Internally, a request for the value will return </text:span><text:span text:style-name="T2">NumProblemValue_UndefNumValue</text:span><text:span text:style-name="T5">.</text:span></text:p>
        </text:list-item>
        <text:list-item>
          <text:p text:style-name="P34">During loading of a project file, the file opening procedure should report a fatal error and fail if <text:span text:style-name="T6">any of the following situations is found. Any of these would indicate that the file was last edited by a third party.</text:span></text:p>
          <text:list>
            <text:list-item>
              <text:p text:style-name="P34">the file is found to contain more than one constant with the same name</text:p>
            </text:list-item>
            <text:list-item>
              <text:p text:style-name="P34"><text:span text:style-name="T6">a constant's name is invalid (see naming rules below)</text:span></text:p>
            </text:list-item>
            <text:list-item>
              <text:p text:style-name="P34"><text:span text:style-name="T6">a constant's unit (if defined) doesn't match its unit kind</text:span></text:p>
            </text:list-item>
            <text:list-item>
              <text:p text:style-name="P38">A constant's value is out of range as defined by its unit kind</text:p>
            </text:list-item>
          </text:list>
        </text:list-item>
      </text:list>
      <text:p text:style-name="P27"/>
      <text:p text:style-name="P20"/>
      <text:p text:style-name="P23">CREATING A CONSTANT</text:p>
      <text:p text:style-name="P36">The user can create a constant by clicking [widget to be defined] in the Value aspect of the Control Panel.</text:p>
      <text:p text:style-name="P36"/>
      <text:p text:style-name="P36">Creating a constant is a 2-step process:</text:p>
      <text:p text:style-name="P36"/>
      <text:p text:style-name="P36"><text:span text:style-name="T7">Step 1 </text:span>– create name and set unit kind. This is handled in the NewConstantStep1 aspect of the Control Panel.</text:p>
      <text:list xml:id="list1169176331" text:style-name="L6">
        <text:list-item>
          <text:p text:style-name="P37">Create the constant name. The name must be different (case-insensitively) from any existing constant in the project. Naming rules are:</text:p>
          <text:list>
            <text:list-item>
              <text:p text:style-name="P37">Any leading and trailing whitespace is ignored</text:p>
            </text:list-item>
            <text:list-item>
              <text:p text:style-name="P37">All characters including unicode are allowed</text:p>
            </text:list-item>
            <text:list-item>
              <text:p text:style-name="P37">Length cannot be zero</text:p>
            </text:list-item>
            <text:list-item>
              <text:p text:style-name="P37">Arbitrary length upper limit set at 255 chars (see ConstantMaxNameLength in module info), just for convenience of display in reports</text:p>
            </text:list-item>
          </text:list>
        </text:list-item>
        <text:list-item>
          <text:p text:style-name="P37">Set the unit kind</text:p>
        </text:list-item>
      </text:list>
      <text:p text:style-name="P36">When a valid name and unit kind have been defined, NewConstantStep1 aspect is deleted and control passes to NewConstantStep2 aspect.</text:p>
      <text:p text:style-name="P36"/>
      <text:p text:style-name="P15">Step 2<text:span text:style-name="T8"> – Set other parameters. </text:span><text:span text:style-name="T9">This is handled in the </text:span><text:span text:style-name="T8">NewConstantStep</text:span><text:span text:style-name="T9">2</text:span><text:span text:style-name="T8"> aspect of the Control Panel. Fields are provided for the user to set:</text:span></text:p>
      <text:list xml:id="list2692973195" text:style-name="L7">
        <text:list-item>
          <text:p text:style-name="P14"><text:span text:style-name="T8">The constant name – it can still be edited at this stage, but any edit that leads to an invalid or non-unique name is rejected and the name reverts to the previous name</text:span></text:p>
        </text:list-item>
        <text:list-item>
          <text:p text:style-name="P14"><text:span text:style-name="T8">Value. Upper and lower limits may be set internally according to the unit kind; values outside these limits are rejected and any previous value is restored</text:span></text:p>
        </text:list-item>
        <text:list-item>
          <text:p text:style-name="P14"><text:span text:style-name="T8">Unit – only units with the appropriate unit kind are offered</text:span></text:p>
        </text:list-item>
      </text:list>
      <text:p text:style-name="P18"><text:span text:style-name="T8">The constant can still be used even if its value and unit haven't been defined.</text:span></text:p>
      <text:p text:style-name="P18"><text:span text:style-name="T8"/></text:p>
      <text:p text:style-name="P24">CREATING A CONSTANT – <text:span text:style-name="T16">CONTROL PANEL ASPECTS</text:span></text:p>
      <text:p text:style-name="P39">2 aspects are defined: <text:s/><text:span text:style-name="T6">NewConstantStep1 </text:span>and <text:s/><text:span text:style-name="T10">NewConstantStep</text:span><text:span text:style-name="T9">2.</text:span></text:p>
      <text:p text:style-name="P39"><text:span text:style-name="T9"/></text:p>
      <text:p text:style-name="P16"><text:span text:style-name="T15">NewConstantStep1</text:span></text:p>
      <text:p text:style-name="P16"><text:span text:style-name="T11"/></text:p>
      <table:table table:name="Table1" table:style-name="Table1">
        <table:table-column table:style-name="Table1.A" table:number-columns-repeated="8"/>
        <text:soft-page-break/>
        <table:table-row>
          <table:table-cell table:style-name="Table1.A1" office:value-type="string">
            <text:p text:style-name="Table_20_Contents"/>
          </table:table-cell>
          <table:table-cell table:style-name="Table1.A1" office:value-type="string">
            <text:p text:style-name="Table_20_Contents"/>
          </table:table-cell>
          <table:table-cell table:style-name="Table1.A1" table:number-columns-spanned="4" office:value-type="string">
            <text:p text:style-name="P7">&lt;Static header&gt; Create a new constant <text:span text:style-name="T18">[1]</text:span></text:p>
          </table:table-cell>
          <table:covered-table-cell/>
          <table:covered-table-cell/>
          <table:covered-table-cell/>
          <table:table-cell table:style-name="Table1.A1" office:value-type="string">
            <text:p text:style-name="Table_20_Contents"/>
          </table:table-cell>
          <table:table-cell table:style-name="Table1.H1" office:value-type="string">
            <text:p text:style-name="Table_20_Contents"/>
          </table:table-cell>
        </table:table-row>
        <table:table-row>
          <table:table-cell table:style-name="Table1.A2" office:value-type="string">
            <text:p text:style-name="P7">&lt;button&gt; back</text:p>
          </table:table-cell>
          <table:table-cell table:style-name="Table1.A2" office:value-type="string">
            <text:p text:style-name="P7">&lt;button&gt; forward</text:p>
          </table:table-cell>
          <table:table-cell table:style-name="Table1.A2" office:value-type="string">
            <text:p text:style-name="P7">&lt;static&gt; Name:</text:p>
          </table:table-cell>
          <table:table-cell table:style-name="Table1.A2" table:number-columns-spanned="3" office:value-type="string">
            <text:p text:style-name="P7">&lt;TextCtrl&gt; Constant name <text:span text:style-name="T18">[2]</text:span></text:p>
          </table:table-cell>
          <table:covered-table-cell/>
          <table:covered-table-cell/>
          <table:table-cell table:style-name="Table1.A2" office:value-type="string">
            <text:p text:style-name="P7">&lt;static&gt; Copy from:</text:p>
          </table:table-cell>
          <table:table-cell table:style-name="Table1.H2" office:value-type="string">
            <text:p text:style-name="P7">&lt;Choice&gt; Names of existing constants <text:span text:style-name="T18">[3]</text:span></text:p>
          </table:table-cell>
        </table:table-row>
        <table:table-row>
          <table:table-cell table:style-name="Table1.A2" office:value-type="string">
            <text:p text:style-name="P7">&lt;button&gt; undo</text:p>
          </table:table-cell>
          <table:table-cell table:style-name="Table1.A2" office:value-type="string">
            <text:p text:style-name="P7">&lt;button&gt; redo</text:p>
          </table:table-cell>
          <table:table-cell table:style-name="Table1.A2" office:value-type="string">
            <text:p text:style-name="Table_20_Contents"/>
          </table:table-cell>
          <table:table-cell table:style-name="Table1.A2" table:number-columns-spanned="3" office:value-type="string">
            <text:p text:style-name="P9">&lt;static&gt; Name status message <text:span text:style-name="T18">[4]</text:span></text:p>
          </table:table-cell>
          <table:covered-table-cell/>
          <table:covered-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9">&lt;static&gt; Kind:</text:p>
          </table:table-cell>
          <table:table-cell table:style-name="Table1.A2" table:number-columns-spanned="2" office:value-type="string">
            <text:p text:style-name="P9">&lt;Choice&gt; constant value kind <text:span text:style-name="T18">[5]</text:span></text:p>
          </table:table-cell>
          <table:covered-table-cell/>
          <table:table-cell table:style-name="Table1.A2" office:value-type="string">
            <text:p text:style-name="Table_20_Contents"/>
          </table:table-cell>
          <table:table-cell table:style-name="Table1.A2" office:value-type="string">
            <text:p text:style-name="Table_20_Contents"/>
          </table:table-cell>
          <table:table-cell table:style-name="Table1.H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P9">&lt;button&gt; Cancel <text:span text:style-name="T18">[6]</text:span></text:p>
          </table:table-cell>
          <table:table-cell table:style-name="Table1.A2" office:value-type="string">
            <text:p text:style-name="Table_20_Contents"/>
          </table:table-cell>
          <table:table-cell table:style-name="Table1.A2" office:value-type="string">
            <text:p text:style-name="P9">&lt;button&gt; Go <text:span text:style-name="T18">[7]</text:span></text:p>
          </table:table-cell>
          <table:table-cell table:style-name="Table1.A2" office:value-type="string">
            <text:p text:style-name="Table_20_Contents"/>
          </table:table-cell>
          <table:table-cell table:style-name="Table1.H2" office:value-type="string">
            <text:p text:style-name="Table_20_Contents"/>
          </table:table-cell>
        </table:table-row>
      </table:table>
      <text:p text:style-name="P16"><text:span text:style-name="T11"/></text:p>
      <text:p text:style-name="P42">[1] Header: Static text</text:p>
      <text:p text:style-name="P43">[2] Constant name: When this widget loses focus, the name validity is checked. If the name is valid, the <text:s/>the name status message [4] is <text:span text:style-name="T21">cleared and the </text:span>Go button [7] is enabled; else the name status message [4] is set to an appropriate message and the Go button [7] is disabled.</text:p>
      <text:p text:style-name="P46">[3] Names of existing constants: The names of all existing constants are listed here in alphabetical order (case-insensitive), with the last created one selected initially. This field is provided to facilitate the user creating a new constant that is similar to an existing one. If the user changes the selection in [3], the name <text:span text:style-name="T22">TextCtrl </text:span>[2] is set to the same as the name of the selected constant in [3], the name TextCtrl [2] is focused with the edit point set to the end, the Name Status message [4] is cleared, the Go button [7] is disabled, and the Kind choice [5] is set to the same as the selected constant in [3].</text:p>
      <text:p text:style-name="P44">[4] Name status message: initially blank. Set as described in other widgets.</text:p>
      <text:p text:style-name="P44">[5] Constant value kind: choices are human names of value kinds (e.g. Frequency, Time etc.) in alphabetical order.</text:p>
      <text:p text:style-name="P44">Algorithm for preselecting the value kind:</text:p>
      <text:list xml:id="list3355927855" text:style-name="L8">
        <text:list-item>
          <text:p text:style-name="P55"><text:span text:style-name="T12">If this control panel aspect was invoked from an 'edit value' aspect, select the kind of the value that was being edited, </text:span><text:span text:style-name="T13">and set a “value and unit candidate” for this constant to the value and unit of the value that was being edited, if defined</text:span><text:span text:style-name="T12">;</text:span></text:p>
        </text:list-item>
        <text:list-item>
          <text:p text:style-name="P54"><text:span text:style-name="T12">Otherwise, if any constant has been created in this project and Vizop session, select the value kind of the most recently created constant </text:span><text:span text:style-name="T13">and set a “value and unit candidate” for this constant to the value and unit of the most recently created constant</text:span><text:span text:style-name="T12">;</text:span></text:p>
        </text:list-item>
        <text:list-item>
          <text:p text:style-name="P56"><text:span text:style-name="T12">O</text:span><text:span text:style-name="T8">therwise, select Frequency </text:span><text:span text:style-name="T13">and don't set a “value and unit candidate.”</text:span></text:p>
        </text:list-item>
      </text:list>
      <text:p text:style-name="P44">[6] Cancel button: abandons the constant creation. Exits this Control Panel aspect and destroys it, and returns control to the previous Control Panel aspect.</text:p>
      <text:p text:style-name="P44">[7] Go button: Initially disabled. When clicked, exit and destroy this Control panel aspect; create the new constant, set its name and value kind, <text:span text:style-name="T23">set its value and/or unit to the “value and unit candidate” (if any) </text:span>and set it as the most recently created constant; and invoke control panel aspect NewConstantStep2.</text:p>
      <text:p text:style-name="P40"/>
      <text:p text:style-name="P17"><text:span text:style-name="T15">NewConstantStep2</text:span></text:p>
      <text:p text:style-name="P17"><text:span text:style-name="T11"/></text:p>
      <table:table table:name="Table2" table:style-name="Table2">
        <table:table-column table:style-name="Table2.A" table:number-columns-repeated="8"/>
        <text:soft-page-break/>
        <table:table-row>
          <table:table-cell table:style-name="Table2.A1" office:value-type="string">
            <text:p text:style-name="P11"/>
          </table:table-cell>
          <table:table-cell table:style-name="Table2.A1" office:value-type="string">
            <text:p text:style-name="P11"/>
          </table:table-cell>
          <table:table-cell table:style-name="Table2.A1" table:number-columns-spanned="4" office:value-type="string">
            <text:p text:style-name="P8">&lt;Static header&gt; <text:span text:style-name="T17">Set up</text:span> new constant</text:p>
          </table:table-cell>
          <table:covered-table-cell/>
          <table:covered-table-cell/>
          <table:covered-table-cell/>
          <table:table-cell table:style-name="Table2.A1" office:value-type="string">
            <text:p text:style-name="P11"/>
          </table:table-cell>
          <table:table-cell table:style-name="Table2.H1" office:value-type="string">
            <text:p text:style-name="P11"/>
          </table:table-cell>
        </table:table-row>
        <table:table-row>
          <table:table-cell table:style-name="Table2.A2" office:value-type="string">
            <text:p text:style-name="P8">&lt;button&gt; back</text:p>
          </table:table-cell>
          <table:table-cell table:style-name="Table2.A2" office:value-type="string">
            <text:p text:style-name="P8">&lt;button&gt; forward</text:p>
          </table:table-cell>
          <table:table-cell table:style-name="Table2.A2" office:value-type="string">
            <text:p text:style-name="P8">&lt;static&gt; Name:</text:p>
          </table:table-cell>
          <table:table-cell table:style-name="Table2.A2" table:number-columns-spanned="3" office:value-type="string">
            <text:p text:style-name="P8">&lt;TextCtrl&gt; Constant name <text:span text:style-name="T18">[1]</text:span></text:p>
          </table:table-cell>
          <table:covered-table-cell/>
          <table:covered-table-cell/>
          <table:table-cell table:style-name="Table2.A2" office:value-type="string">
            <text:p text:style-name="P8">&lt;static&gt; <text:span text:style-name="T17">Kind</text:span>:</text:p>
          </table:table-cell>
          <table:table-cell table:style-name="Table2.H2" office:value-type="string">
            <text:p text:style-name="P12">&lt;static&gt; Constant value kind <text:span text:style-name="T18">[2]</text:span></text:p>
          </table:table-cell>
        </table:table-row>
        <table:table-row>
          <table:table-cell table:style-name="Table2.A2" office:value-type="string">
            <text:p text:style-name="P8">&lt;button&gt; undo</text:p>
          </table:table-cell>
          <table:table-cell table:style-name="Table2.A2" office:value-type="string">
            <text:p text:style-name="P8">&lt;button&gt; redo</text:p>
          </table:table-cell>
          <table:table-cell table:style-name="Table2.A2" office:value-type="string">
            <text:p text:style-name="P11"/>
          </table:table-cell>
          <table:table-cell table:style-name="Table2.A2" table:number-columns-spanned="3" office:value-type="string">
            <text:p text:style-name="P10">&lt;static&gt; Name status message <text:span text:style-name="T18">[3]</text:span></text:p>
          </table:table-cell>
          <table:covered-table-cell/>
          <table:covered-table-cell/>
          <table:table-cell table:style-name="Table2.A2" office:value-type="string">
            <text:p text:style-name="P11"/>
          </table:table-cell>
          <table:table-cell table:style-name="Table2.H2" office:value-type="string">
            <text:p text:style-name="P11"/>
          </table:table-cell>
        </table:table-row>
        <table:table-row>
          <table:table-cell table:style-name="Table2.A2" office:value-type="string">
            <text:p text:style-name="P11"/>
          </table:table-cell>
          <table:table-cell table:style-name="Table2.A2" office:value-type="string">
            <text:p text:style-name="P11"/>
          </table:table-cell>
          <table:table-cell table:style-name="Table2.A2" office:value-type="string">
            <text:p text:style-name="P10">&lt;static&gt; <text:span text:style-name="T17">Value</text:span>:</text:p>
          </table:table-cell>
          <table:table-cell table:style-name="Table2.A2" office:value-type="string">
            <text:p text:style-name="P12">&lt;TextCtrl&gt; Value <text:span text:style-name="T18">[4]</text:span></text:p>
          </table:table-cell>
          <table:table-cell table:style-name="Table2.A2" office:value-type="string">
            <text:p text:style-name="P12">&lt;Choice&gt; Unit <text:span text:style-name="T18">[5]</text:span></text:p>
          </table:table-cell>
          <table:table-cell table:style-name="Table2.A2" office:value-type="string">
            <text:p text:style-name="P11"/>
          </table:table-cell>
          <table:table-cell table:style-name="Table2.A2" office:value-type="string">
            <text:p text:style-name="P11"/>
          </table:table-cell>
          <table:table-cell table:style-name="Table2.H2" office:value-type="string">
            <text:p text:style-name="P11"/>
          </table:table-cell>
        </table:table-row>
        <table:table-row>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table:number-columns-spanned="3" office:value-type="string">
            <text:p text:style-name="P10">&lt;static&gt; <text:span text:style-name="T17">Value</text:span> status message <text:span text:style-name="T18">[6]</text:span></text:p>
          </table:table-cell>
          <table:covered-table-cell/>
          <table:covered-table-cell/>
          <table:table-cell table:style-name="Table2.A2" office:value-type="string">
            <text:p text:style-name="P11"/>
          </table:table-cell>
          <table:table-cell table:style-name="Table2.H2" office:value-type="string">
            <text:p text:style-name="P11"/>
          </table:table-cell>
        </table:table-row>
        <table:table-row>
          <table:table-cell table:style-name="Table2.A2" office:value-type="string">
            <text:p text:style-name="P11"/>
          </table:table-cell>
          <table:table-cell table:style-name="Table2.A2" office:value-type="string">
            <text:p text:style-name="P11"/>
          </table:table-cell>
          <table:table-cell table:style-name="Table2.A2" office:value-type="string">
            <text:p text:style-name="P11"/>
          </table:table-cell>
          <table:table-cell table:style-name="Table2.A2" office:value-type="string">
            <text:p text:style-name="P10">&lt;button&gt; Cancel <text:span text:style-name="T18">[7]</text:span></text:p>
          </table:table-cell>
          <table:table-cell table:style-name="Table2.A2" office:value-type="string">
            <text:p text:style-name="P12">&lt;button&gt; Use now <text:span text:style-name="T18">[8]</text:span></text:p>
          </table:table-cell>
          <table:table-cell table:style-name="Table2.A2" office:value-type="string">
            <text:p text:style-name="P10">&lt;button&gt; <text:span text:style-name="T17">Finished [9]</text:span></text:p>
          </table:table-cell>
          <table:table-cell table:style-name="Table2.A2" office:value-type="string">
            <text:p text:style-name="P11"/>
          </table:table-cell>
          <table:table-cell table:style-name="Table2.H2" office:value-type="string">
            <text:p text:style-name="P11"/>
          </table:table-cell>
        </table:table-row>
      </table:table>
      <text:p text:style-name="P17"><text:span text:style-name="T11"/></text:p>
      <text:p text:style-name="P43">[<text:span text:style-name="T21">1</text:span>] Constant name: When this widget loses focus, the name validity is checked. If the name is valid, the <text:s/><text:span text:style-name="T21">Use now [8] and Finished [9</text:span>] <text:span text:style-name="T21">buttons are</text:span> enabled <text:span text:style-name="T21">and the name status message [3] is cleared</text:span>; else the name status message [<text:span text:style-name="T21">3</text:span>] is set to an appropriate message, and the <text:span text:style-name="T21">Use now [8] and Finished [9</text:span>] <text:span text:style-name="T21">buttons are</text:span> disabled.</text:p>
      <text:p text:style-name="P48">[2] Constant kind: the human name of the constant's value kind; fixed.</text:p>
      <text:p text:style-name="P45">[<text:span text:style-name="T22">3</text:span>] Name status message: initially blank. Set as described in other widgets.</text:p>
      <text:p text:style-name="P48">[4] Value: The user types the numerical value here. <text:span text:style-name="T24">If the constant has a “candidate value” (see above), populate this value into the TextCtrl; otherwise set it to blank. </text:span>When the TextCtrl loses focus, the validity of the value is checked. If it is valid, <text:span text:style-name="T19">the Use now [8] </text:span>button is<text:span text:style-name="T19"> enabled and the </text:span>value<text:span text:style-name="T19"> status message [</text:span>6<text:span text:style-name="T19">] is cleared; else the </text:span>value<text:span text:style-name="T19"> status message [</text:span>6<text:span text:style-name="T19">] is set to an appropriate message, and the Use now button </text:span>[8]<text:span text:style-name="T19"> </text:span>is <text:span text:style-name="T19">disabled.</text:span></text:p>
      <text:p text:style-name="P50">[5] <text:span text:style-name="T24">Unit</text:span>: Choices are set to human names of units with the appropriate value kind for this constant. </text:p>
      <text:p text:style-name="P51">Algorithm for selecting the default unit to preselect:</text:p>
      <text:list xml:id="list798846413" text:style-name="L9">
        <text:list-item>
          <text:p text:style-name="P49"><text:span text:style-name="T24">If the constant has a “candidate unit” (see above), and the candidate unit's kind matches the constant's value kind, preselect this unit;</text:span></text:p>
        </text:list-item>
        <text:list-item>
          <text:p text:style-name="P52">Otherwise, if <text:span text:style-name="T20">if any constant has been created in this project and Vizop session, </text:span>and the value<text:span text:style-name="T20"> kind of the most recently created constant </text:span>matches the value kind of this constant<text:span text:style-name="T20">, </text:span>select the unit of the most recently created constant<text:span text:style-name="T20">;</text:span></text:p>
        </text:list-item>
        <text:list-item>
          <text:p text:style-name="P52">Otherwise, select the first unit of the appropriate kind in the list in module core_classes.</text:p>
        </text:list-item>
      </text:list>
      <text:p text:style-name="P53">If the user changes the unit selection, and the value TextCtrl [4] contains a meaningful number, the validity of the value in [4] in the selected unit [5] is checked; follow the algorithm as for [4].</text:p>
      <text:p text:style-name="P57"><text:span text:style-name="T8">[</text:span><text:span text:style-name="T14">6</text:span><text:span text:style-name="T8">] </text:span><text:span text:style-name="T14">Value</text:span><text:span text:style-name="T8"> status message: initially blank. Set as described in other widgets.</text:span></text:p>
      <text:p text:style-name="P47">[<text:span text:style-name="T25">7</text:span>] Cancel button: abandons the constant creation. Exits this Control Panel aspect and destroys it, and returns control to the previous Control Panel aspect <text:span text:style-name="T25">(active before aspect </text:span>NewConstantStep<text:span text:style-name="T25">1 was invoked)</text:span>.</text:p>
      <text:p text:style-name="P45">[<text:span text:style-name="T25">8</text:span>] <text:span text:style-name="T25">Use now</text:span> button: <text:span text:style-name="T25">Tells Vizop to complete creation of the constant and assign it to the numerical value that was being edited before. </text:span>Initially disabled. When clicked, exit and destroy this Control panel aspect; <text:span text:style-name="T25">assign value, unit and comment to</text:span> the new constant, <text:span text:style-name="T25">assign the constant to the value last edited (if its value is valid and the value kind matches), and return control to the previous Control Panel aspect</text:span>.</text:p>
      <text:p text:style-name="P47">[<text:span text:style-name="T25">9</text:span>] <text:span text:style-name="T25">Finished</text:span> button: <text:span text:style-name="T25">Tells Vizop to complete creation of the constant, but not to assign it to the numerical value that was being edited before. </text:span>Initially disabled. When clicked, exit and destroy this <text:soft-page-break/>Control panel aspect; <text:span text:style-name="T25">assign value, unit and comment to</text:span> the new constant,<text:span text:style-name="T25"> and return control to the previous Control Panel aspect</text:span>.</text:p>
      <text:p text:style-name="P47"/>
      <text:p text:style-name="P47"/>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style:font-face style:name="Liberation Mono" svg:font-family="'Liberation Mono'" style:font-family-generic="modern" style:font-pitch="fixed"/>
    <style:font-face style:name="MingLiU" svg:font-family="MingLiU"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AR PL UMing TW" style:font-size-asian="10.5pt" style:language-asian="zh" style:country-asian="HK"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TW" style:font-family-asian="'AR PL UMing TW'"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MingLiU" style:font-family-asian="MingLiU"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Clarke</meta:initial-creator>
    <meta:creation-date>2014-08-31T11:09:21</meta:creation-date>
    <dc:date>2019-08-25T18:16:45.620463392</dc:date>
    <meta:editing-duration>P2DT19H25M1S</meta:editing-duration>
    <meta:editing-cycles>119</meta:editing-cycles>
    <meta:generator>LibreOffice/5.4.2.2$MacOSX_X86_64 LibreOffice_project/22b09f6418e8c2d508a9eaf86b2399209b0990f4</meta:generator>
    <meta:document-statistic meta:table-count="2" meta:image-count="0" meta:object-count="0" meta:page-count="5" meta:paragraph-count="106" meta:word-count="1752" meta:character-count="10211" meta:non-whitespace-character-count="8585"/>
  </office:meta>
</office:document-meta>
</file>